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normal" officeooo:rsid="000cf097" officeooo:paragraph-rsid="000cf097" style:font-weight-asian="normal" style:font-weight-complex="normal"/>
    </style:style>
    <style:style style:name="P2" style:family="paragraph" style:parent-style-name="Standard" style:list-style-name="L1">
      <style:text-properties style:font-name="Times new romann" fo:font-weight="normal" officeooo:rsid="000cf097" officeooo:paragraph-rsid="000cf097" style:font-weight-asian="normal" style:font-weight-complex="normal"/>
    </style:style>
    <style:style style:name="P3" style:family="paragraph" style:parent-style-name="Standard">
      <style:text-properties style:font-name="Times new romann" fo:font-weight="normal" officeooo:rsid="000bc309" officeooo:paragraph-rsid="000bc309" style:font-weight-asian="normal" style:font-weight-complex="normal"/>
    </style:style>
    <style:style style:name="P4" style:family="paragraph" style:parent-style-name="Standard">
      <style:text-properties style:font-name="Times new romann" fo:font-weight="normal" officeooo:rsid="000bc309" officeooo:paragraph-rsid="000c61aa" style:font-weight-asian="normal" style:font-weight-complex="normal"/>
    </style:style>
    <style:style style:name="P5" style:family="paragraph" style:parent-style-name="Standard">
      <style:text-properties style:font-name="Times new romann" fo:font-weight="normal" officeooo:rsid="000c61aa" officeooo:paragraph-rsid="000c61aa" style:font-weight-asian="normal" style:font-weight-complex="normal"/>
    </style:style>
    <style:style style:name="P6" style:family="paragraph" style:parent-style-name="Standard">
      <style:text-properties style:font-name="Times new romann" fo:font-weight="bold" officeooo:rsid="000bc309" officeooo:paragraph-rsid="000bc309" style:font-weight-asian="bold" style:font-weight-complex="bold"/>
    </style:style>
    <style:style style:name="P7" style:family="paragraph" style:parent-style-name="Standard">
      <style:text-properties style:font-name="Times new romann" fo:font-weight="bold" officeooo:rsid="000cf097" officeooo:paragraph-rsid="000cf097" style:font-weight-asian="bold" style:font-weight-complex="bold"/>
    </style:style>
    <style:style style:name="T1" style:family="text">
      <style:text-properties fo:font-weight="bold" officeooo:rsid="000c61aa" style:font-weight-asian="bold" style:font-weight-complex="bold"/>
    </style:style>
    <style:style style:name="T2" style:family="text">
      <style:text-properties officeooo:rsid="000c61a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PV6</text:p>
      <text:p text:style-name="P3"><text:s/></text:p>
      <text:p text:style-name="P3">high speed networks have fixed header length, another thing that has been removed is controls(checksum). <text:span text:style-name="T2">The subnetmask is removed</text:span></text:p>
      <text:p text:style-name="P3">This type of network improve the flow of the network, thus high speeds.</text:p>
      <text:p text:style-name="P3">If transfer fails you must receive again the data, no problems because you have high speed network.</text:p>
      <text:p text:style-name="P5">Devices can have multiple ips</text:p>
      <text:p text:style-name="P4"><text:span text:style-name="T1">DHCP</text:span></text:p>
      <text:p text:style-name="P4"><text:span text:style-name="T2">it needs to assign dynamically the ip </text:span><text:s/><text:span text:style-name="T2">to the dte.</text:span></text:p>
      <text:p text:style-name="P5">It is a server.</text:p>
      <text:p text:style-name="P5">It can use reservation we can reserve ip for a defined MAC address.</text:p>
      <text:p text:style-name="P1">It doesn’t support multiple address for an interface.</text:p>
      <text:p text:style-name="P1">It cannot propagate DNS.</text:p>
      <text:p text:style-name="P1">it do not support server communication.</text:p>
      <text:p text:style-name="P1">it doesn’t send data an authenticated confirmation.</text:p>
      <text:p text:style-name="P1"/>
      <text:p text:style-name="P7">Dynamic IP assignment</text:p>
      <text:p text:style-name="P1">3 protocols:</text:p>
      <text:list xml:id="list2998723230" text:style-name="L1">
        <text:list-item>
          <text:p text:style-name="P2">RARP</text:p>
        </text:list-item>
        <text:list-item>
          <text:p text:style-name="P2">BOOTP</text:p>
        </text:list-item>
        <text:list-item>
          <text:p text:style-name="P2">DHCP</text:p>
        </text:list-item>
      </text:list>
      <text:p text:style-name="P1">today only dhcp is used</text:p>
      <text:p text:style-name="P1"/>
      <text:p text:style-name="P1">bootp allows the boot of a machine through network.</text:p>
      <text:p text:style-name="P1">It assign ip to the machine, it detect an ip addrss for chine server, boot file name</text:p>
      <text:p text:style-name="P1">DHCP’s ip has an expire dat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0:52:09.050620019</meta:creation-date>
    <dc:date>2022-04-05T11:28:08.598691550</dc:date>
    <meta:editing-duration>PT25M48S</meta:editing-duration>
    <meta:editing-cycles>3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23" meta:word-count="156" meta:character-count="873" meta:non-whitespace-character-count="740"/>
  </office:meta>
</office:document-meta>
</file>